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0.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1501" calcext:value-type="float">
            <text:p>0.91501</text:p>
          </table:table-cell>
          <table:table-cell office:value-type="float" office:value="0.91654" calcext:value-type="float">
            <text:p>0.91654</text:p>
          </table:table-cell>
          <table:table-cell office:value-type="float" office:value="0.91533" calcext:value-type="float">
            <text:p>0.91533</text:p>
          </table:table-cell>
          <table:table-cell table:formula="of:=MAX([.B2:.D2])" office:value-type="float" office:value="0.91654" calcext:value-type="float">
            <text:p>0.91654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9672" calcext:value-type="float">
            <text:p>0.89672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0.89436" calcext:value-type="float">
            <text:p>0.89436</text:p>
          </table:table-cell>
          <table:table-cell table:formula="of:=MAX([.B3:.D3])" office:value-type="float" office:value="0.89829" calcext:value-type="float">
            <text:p>0.89829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3812" calcext:value-type="float">
            <text:p>0.93812</text:p>
          </table:table-cell>
          <table:table-cell office:value-type="float" office:value="0.94075" calcext:value-type="float">
            <text:p>0.94075</text:p>
          </table:table-cell>
          <table:table-cell office:value-type="float" office:value="0.92974" calcext:value-type="float">
            <text:p>0.92974</text:p>
          </table:table-cell>
          <table:table-cell table:formula="of:=MAX([.B4:.D4])" office:value-type="float" office:value="0.94075" calcext:value-type="float">
            <text:p>0.94075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1341" calcext:value-type="float">
            <text:p>0.01341</text:p>
          </table:table-cell>
          <table:table-cell table:style-name="ce2" office:value-type="float" office:value="0.01315" calcext:value-type="float">
            <text:p>0.01315</text:p>
          </table:table-cell>
          <table:table-cell table:style-name="ce3" office:value-type="float" office:value="0.01072" calcext:value-type="float">
            <text:p>0.01072</text:p>
          </table:table-cell>
          <table:table-cell table:formula="of:=MIN([.B5:.D5])" office:value-type="float" office:value="0.01072" calcext:value-type="float">
            <text:p>0.0107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3.38532" calcext:value-type="float">
            <text:p>113.38532</text:p>
          </table:table-cell>
          <table:table-cell table:style-name="ce2" office:value-type="float" office:value="119.28313" calcext:value-type="float">
            <text:p>119.28313</text:p>
          </table:table-cell>
          <table:table-cell office:value-type="float" office:value="119.23975" calcext:value-type="float">
            <text:p>119.23975</text:p>
          </table:table-cell>
          <table:table-cell table:formula="of:=MAX([.B6:.D6])" office:value-type="float" office:value="119.28313" calcext:value-type="float">
            <text:p>119.28313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75.83333" calcext:value-type="float">
            <text:p>75.83333</text:p>
          </table:table-cell>
          <table:table-cell table:style-name="ce2" office:value-type="float" office:value="79.58333" calcext:value-type="float">
            <text:p>79.58333</text:p>
          </table:table-cell>
          <table:table-cell office:value-type="float" office:value="79.5" calcext:value-type="float">
            <text:p>79.5</text:p>
          </table:table-cell>
          <table:table-cell table:formula="of:=MAX([.B7:.D7])" office:value-type="float" office:value="79.58333" calcext:value-type="float">
            <text:p>79.58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56:00.953040760</dc:date>
    <meta:editing-duration>PT1M9S</meta:editing-duration>
    <meta:editing-cycles>2</meta:editing-cycles>
    <meta:generator>LibreOffice/6.0.7.3$Linux_X86_64 LibreOffice_project/00m0$Build-3</meta:generator>
    <meta:document-statistic meta:table-count="1" meta:cell-count="34" meta:object-count="0"/>
  </office:meta>
</office:document-meta>
</file>